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Heading_20_2">
      <style:text-properties fo:language="en" fo:country="GB"/>
    </style:style>
    <style:style style:name="P29" style:family="paragraph" style:parent-style-name="Heading_20_2">
      <style:paragraph-properties fo:text-align="start" style:justify-single-word="false"/>
      <style:text-properties fo:language="en" fo:country="GB"/>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cm" style:type="right" style:leader-style="dotted" style:leader-text="."/>
        </style:tab-stops>
      </style:paragraph-properties>
    </style:style>
    <style:style style:name="P32" style:family="paragraph" style:parent-style-name="Standard" style:list-style-name="L6"/>
    <style:style style:name="P33" style:family="paragraph" style:parent-style-name="Standard" style:list-style-name="L6">
      <style:text-properties fo:language="en" fo:country="GB"/>
    </style:style>
    <style:style style:name="P34" style:family="paragraph" style:parent-style-name="Standard" style:list-style-name="L7">
      <style:text-properties fo:language="en" fo:country="GB"/>
    </style:style>
    <style:style style:name="P35" style:family="paragraph" style:parent-style-name="Standard" style:list-style-name="L8">
      <style:text-properties fo:language="en" fo:country="GB"/>
    </style:style>
    <style:style style:name="P36" style:family="paragraph" style:parent-style-name="Standard" style:list-style-name="L9">
      <style:text-properties fo:language="en" fo:country="GB" fo:font-weight="normal" style:font-weight-asian="normal" style:font-weight-complex="normal"/>
    </style:style>
    <style:style style:name="P37" style:family="paragraph" style:parent-style-name="Standard" style:list-style-name="L8"/>
    <style:style style:name="P38" style:family="paragraph" style:parent-style-name="Heading_20_1">
      <style:text-properties fo:language="en" fo:country="GB"/>
    </style:style>
    <style:style style:name="P39" style:family="paragraph" style:parent-style-name="Heading_20_1">
      <style:paragraph-properties fo:break-before="page"/>
      <style:text-properties fo:language="en" fo:country="GB"/>
    </style:style>
    <style:style style:name="P40" style:family="paragraph" style:parent-style-name="Heading_20_3">
      <style:text-properties fo:language="en" fo:country="GB"/>
    </style:style>
    <style:style style:name="P41" style:family="paragraph" style:parent-style-name="Table_20_Contents" style:list-style-name="L10">
      <style:text-properties fo:language="en" fo:country="GB"/>
    </style:style>
    <style:style style:name="P42" style:family="paragraph" style:parent-style-name="Contents_20_3">
      <style:paragraph-properties>
        <style:tab-stops>
          <style:tab-stop style:position="14cm" style:type="right" style:leader-style="dotted" style:leader-text="."/>
        </style:tab-stops>
      </style:paragraph-properties>
    </style:style>
    <style:style style:name="P43" style:family="paragraph" style:parent-style-name="Text_20_body" style:list-style-name="L1">
      <style:text-properties fo:language="en" fo:country="GB"/>
    </style:style>
    <style:style style:name="P44"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5" style:family="paragraph" style:parent-style-name="Text_20_body" style:list-style-name="L11">
      <style:paragraph-properties fo:text-align="start" style:justify-single-word="false"/>
      <style:text-properties fo:language="en" fo:country="GB"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30">2. System Modules<text:tab/>3</text:p>
          <text:p text:style-name="P30">3. Messages and Threads<text:tab/>3</text:p>
          <text:p text:style-name="P31">Message parameters<text:tab/>3</text:p>
          <text:p text:style-name="P31">Thread parameters<text:tab/>4</text:p>
          <text:p text:style-name="P30">4. Forums and Sections<text:tab/>4</text:p>
          <text:p text:style-name="P31">Forum parameters<text:tab/>4</text:p>
          <text:p text:style-name="P31">Section parameters<text:tab/>4</text:p>
          <text:p text:style-name="P30">5. Users and Roles<text:tab/>5</text:p>
          <text:p text:style-name="P31">User role list<text:tab/>5</text:p>
          <text:p text:style-name="P31">User action matrix<text:tab/>5</text:p>
          <text:p text:style-name="P30">6. Access Control Module<text:tab/>6</text:p>
          <text:p text:style-name="P31">Access control module functions<text:tab/>6</text:p>
          <text:p text:style-name="P31">User registration<text:tab/>7</text:p>
          <text:p text:style-name="P42">Step I<text:tab/>7</text:p>
          <text:p text:style-name="P42">Step II<text:tab/>7</text:p>
          <text:p text:style-name="P42">Step III<text:tab/>7</text:p>
          <text:p text:style-name="P42">Step IV<text:tab/>7</text:p>
          <text:p text:style-name="P31">Pre-registered user properties<text:tab/>8</text:p>
          <text:p text:style-name="P31">User properties<text:tab/>8</text:p>
          <text:p text:style-name="P31">Logging in<text:tab/>9</text:p>
          <text:p text:style-name="P42">Step I<text:tab/>9</text:p>
          <text:p text:style-name="P42">Step II<text:tab/>9</text:p>
          <text:p text:style-name="P42">Step III<text:tab/>9</text:p>
          <text:p text:style-name="P31">Preliminary session parameters<text:tab/>10</text:p>
          <text:p text:style-name="P31">Session parameters<text:tab/>10</text:p>
          <text:p text:style-name="P31">System settings<text:tab/>11</text:p>
          <text:p text:style-name="P30">7. SMTP Module<text:tab/>11</text:p>
          <text:p text:style-name="P31">SMTP module functions<text:tab/>11</text:p>
          <text:p text:style-name="P30">8. Captcha Module<text:tab/>11</text:p>
          <text:p text:style-name="P31">Captcha module functions<text:tab/>12</text:p>
          <text:p text:style-name="P30">9. Message Module<text:tab/>12</text:p>
          <text:p text:style-name="P31">Message module functions<text:tab/>12</text:p>
          <text:p text:style-name="P31">System settings<text:tab/>13</text:p>
          <text:p text:style-name="P30">10. Technical characteristics<text:tab/>13</text:p>
          <text:p text:style-name="P31">Difference between phpBB and SimpleBB<text:tab/>13</text:p>
          <text:p text:style-name="P31">Scaling<text:tab/>14</text:p>
          <text:p text:style-name="P31">Logics<text:tab/>14</text:p>
          <text:p text:style-name="P31">Reliability<text:tab/>14</text:p>
          <text:p text:style-name="P31">Installation and configuration<text:tab/>14</text:p>
        </text:index-body>
      </text:table-of-content>
      <text:p text:style-name="P24"/>
      <text:h text:style-name="P39"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28"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28"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8" text:outline-level="1">4. Forums and Sections</text:h>
      <text:p text:style-name="P3">Threads are stored in forums. A forum consists of several threads ordered chronologically.</text:p>
      <text:h text:style-name="P28"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8"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8"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28"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28"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8"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28"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28"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7010515285881094591" text:style-name="L1">
        <text:list-item>
          <text:p text:style-name="P43">A client tells the system that it wants to register itself – <text:span text:style-name="T3">RegisterUser</text:span> function of the ACM.</text:p>
        </text:list-item>
        <text:list-item>
          <text:p text:style-name="P43">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3">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8732021630344786737" text:style-name="L2">
        <text:list-item>
          <text:p text:style-name="P46"><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7913297095278773483" text:style-name="L3">
        <text:list-item>
          <text:p text:style-name="P47"><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8765462605684441509" text:style-name="L4">
        <text:list-item>
          <text:p text:style-name="P48"><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40427264" text:continue-list="list7913297095278773483" text:style-name="L3">
        <text:list-item>
          <text:p text:style-name="P47"><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1037047449773345086" text:style-name="L5">
        <text:list-item>
          <text:p text:style-name="P49"><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4">All the incidents are registered in an Incidents Table. Examples of incident types: duplicate registration using an existing e-mail address, etc.</text:p>
        </text:list-item>
        <text:list-item>
          <text:p text:style-name="P44">Each step should break if a client is already logged in.</text:p>
        </text:list-item>
      </text:list>
      <text:h text:style-name="P28"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28"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28"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0" text:outline-level="3">Step I</text:h>
      <text:list xml:id="list8763851269393632119" text:style-name="L6">
        <text:list-item>
          <text:p text:style-name="P33">A client sends a log-in request, i.e. calls the <text:span text:style-name="T3">LogUserIn</text:span> method <text:span text:style-name="T1">without</text:span> authentication data.</text:p>
        </text:list-item>
        <text:list-item>
          <text:p text:style-name="P33">If the user's <text:span text:style-name="T3">CanLogIn</text:span> property is not <text:span text:style-name="T3">True</text:span>, the sequence breaks.</text:p>
        </text:list-item>
        <text:list-item>
          <text:p text:style-name="P33">The module checks if there are any started normal sessions and created preliminary sessions for the user. All abandoned preliminary sessions are removed.</text:p>
        </text:list-item>
        <text:list-item>
          <text:p text:style-name="P33">If an already started session exists or a created preliminary session exists:</text:p>
          <text:list>
            <text:list-header>
              <text:p text:style-name="P33">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3">The module creates a random binary data, <text:span text:style-name="T3">AuthDataBytes</text:span> field, used for the authentication.</text:p>
        </text:list-item>
        <text:list-item>
          <text:p text:style-name="P33">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2"><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2"><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0" text:outline-level="3">Step II</text:h>
      <text:list xml:id="list668948442984772467" text:style-name="L7">
        <text:list-item>
          <text:p text:style-name="P34">The client sends a second log-in request <text:span text:style-name="T1">providing</text:span> the required authentication data.</text:p>
        </text:list-item>
        <text:list-item>
          <text:p text:style-name="P34">If the user's <text:span text:style-name="T3">CanLogIn</text:span> property is not <text:span text:style-name="T3">True</text:span>, the sequence breaks.</text:p>
        </text:list-item>
        <text:list-item>
          <text:p text:style-name="P34">The module checks if there are any started normal sessions and created preliminary sessions for the user. All abandoned preliminary sessions are removed.</text:p>
        </text:list-item>
        <text:list-item>
          <text:p text:style-name="P34">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4">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4">The module checks authentication data based on <text:span text:style-name="T3">AuthDataBytes</text:span> with optional <text:span text:style-name="T3">CaptchaId</text:span>. </text:p>
        </text:list-item>
        <text:list-item>
          <text:p text:style-name="P34">If authentication data is correct:</text:p>
          <text:list>
            <text:list-header>
              <text:p text:style-name="P34">6.1. Preliminary session is marked with required flags.</text:p>
              <text:p text:style-name="P34">6.2. A new unique random <text:span text:style-name="T3">RequestId</text:span> is created, stored and prepared to be sent to user.</text:p>
              <text:p text:style-name="P34">6.2. Verification data is created, sent to the world and stored in the preliminary session.<text:line-break/>6.3. The client is redirected to a next step and the sequence breaks.</text:p>
            </text:list-header>
          </text:list>
        </text:list-item>
        <text:list-item>
          <text:p text:style-name="P34">If authentication data is wrong:</text:p>
          <text:list>
            <text:list-header>
              <text:p text:style-name="P34">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40" text:outline-level="3">Step III</text:h>
      <text:list xml:id="list3466610257063539836" text:style-name="L8">
        <text:list-item>
          <text:p text:style-name="P35">The client sends a third log-in request providing the required verification data.</text:p>
        </text:list-item>
        <text:list-item>
          <text:p text:style-name="P37"><text:span text:style-name="T9">If the user's </text:span><text:span text:style-name="T14">CanLogIn</text:span><text:span text:style-name="T9"> property is not </text:span><text:span text:style-name="T14">True</text:span><text:span text:style-name="T9">, the sequence breaks.</text:span></text:p>
        </text:list-item>
        <text:list-item>
          <text:p text:style-name="P35">The module checks if there are any started normal sessions and created preliminary sessions for the user. All abandoned preliminary sessions are removed.</text:p>
        </text:list-item>
        <text:list-item>
          <text:p text:style-name="P37"><text:span text:style-name="T9">If an already started session exists or </text:span><text:span text:style-name="T11">no</text:span><text:span text:style-name="T9"> preliminary session is found or a preliminary session is found </text:span><text:soft-page-break/><text:span text:style-name="T9">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37"><text:span text:style-name="T9">Server verifies the provided data, </text:span><text:span text:style-name="T14">RequestId</text:span><text:span text:style-name="T9"> and client's IP address.</text:span></text:p>
        </text:list-item>
        <text:list-item>
          <text:p text:style-name="P35">If verification fails:</text:p>
          <text:p text:style-name="P37"><text:span text:style-name="T9">3.1. The preliminary session is deleted.<text:line-break/>3.2. User's </text:span><text:span text:style-name="T14">LastBadLogInTime</text:span><text:span text:style-name="T9"> parameter is updated.</text:span></text:p>
          <text:p text:style-name="P35">3.3. Client's IP address is marked as a bad boy*.<text:line-break/>3.4. The client gets the response and the sequence breaks.</text:p>
        </text:list-item>
        <text:list-item>
          <text:p text:style-name="P35">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9111002436460429883" text:style-name="L9">
        <text:list-item>
          <text:p text:style-name="P36">Number of incidents per time period for a single IP address.</text:p>
        </text:list-item>
        <text:list-item>
          <text:p text:style-name="P36">Number of unique users per time period for a single IP address.</text:p>
        </text:list-item>
        <text:list-item>
          <text:p text:style-name="P36">Number of IP addresses per time period for a single user.</text:p>
        </text:list-item>
      </text:list>
      <text:p text:style-name="P5"/>
      <text:p text:style-name="P5">Each step should break if a client is already logged in.</text:p>
      <text:h text:style-name="P28"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28"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ext:soft-page-break/>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h text:style-name="P28" text:outline-level="2">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38" text:outline-level="1">7. SMTP Module</text:h>
      <text:p text:style-name="P23">The SMTP Module sends e-mail messages and has following functions.</text:p>
      <text:h text:style-name="P28"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8" text:outline-level="1">8. Captcha Module</text:h>
      <text:p text:style-name="P23">The Captcha Module deals with captcha riddles and has following functions.</text:p>
      <text:h text:style-name="P28"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8" text:outline-level="1">9. Message Module</text:h>
      <text:p text:style-name="P23">The Message Module deals with messages, threads, forums and has following functions.</text:p>
      <text:h text:style-name="P28"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28"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4326775440219863819" text:style-name="L10">
              <text:list-item>
                <text:p text:style-name="P41">New threads will be added to the start (top) of the list of forum's threads instead of being added to the end (bottom) of the list;</text:p>
              </text:list-item>
              <text:list-item>
                <text:p text:style-name="P41">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38" text:outline-level="1">10.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6602664947887793573" text:style-name="L11">
        <text:list-item>
          <text:p text:style-name="P45"><text:span text:style-name="T3">PHP</text:span> programming language is a scripting language. It is used for interpreted scripts, not for compiled programs.</text:p>
        </text:list-item>
        <text:list-item>
          <text:p text:style-name="P45"><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5"><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text:span><text:soft-page-break/><text:span text:style-name="T6">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29"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29"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29"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7H41M3S</meta:editing-duration>
    <meta:editing-cycles>1065</meta:editing-cycles>
    <meta:generator>OpenOffice/4.1.14$Win32 OpenOffice.org_project/4114m1$Build-9811</meta:generator>
    <dc:title>Default Page</dc:title>
    <dc:date>2023-11-22T20:17:44.31</dc:date>
    <meta:document-statistic meta:table-count="17" meta:image-count="0" meta:object-count="0" meta:page-count="14" meta:paragraph-count="839" meta:word-count="4980" meta:character-count="29342"/>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